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.3909in" fo:margin-bottom="0.1945in" style:contextual-spacing="false" fo:line-height="100%" style:page-number="auto"/>
    </style:style>
    <style:style style:name="P2" style:family="paragraph" style:parent-style-name="Standard" style:list-style-name="">
      <style:paragraph-properties fo:margin-top="0.1307in" fo:margin-bottom="0.1945in" style:contextual-spacing="false" fo:line-height="100%"/>
    </style:style>
    <style:style style:name="P3" style:family="paragraph" style:parent-style-name="Standard">
      <style:paragraph-properties fo:margin-top="0in" fo:margin-bottom="0.1945in" style:contextual-spacing="false" fo:line-height="100%"/>
    </style:style>
    <style:style style:name="P4" style:family="paragraph" style:parent-style-name="Standard">
      <style:paragraph-properties fo:margin-top="0in" fo:margin-bottom="0.1945in" style:contextual-spacing="false" fo:line-height="100%"/>
      <style:text-properties officeooo:paragraph-rsid="000b1c3d"/>
    </style:style>
    <style:style style:name="T1" style:family="text">
      <style:text-properties fo:color="#000000" loext:opacity="100%" style:font-name="Arial" fo:language="es" fo:country="ES" fo:font-weight="bold" style:letter-kerning="true" style:font-name-asian="Times New Roman1" style:language-asian="fr" style:country-asian="FR" style:font-weight-asian="bold" style:font-name-complex="Arial1" style:font-weight-complex="bold"/>
    </style:style>
    <style:style style:name="T2" style:family="text">
      <style:text-properties fo:color="#000000" loext:opacity="100%" style:font-name="Arial" fo:font-size="8pt" fo:language="es" fo:country="ES" fo:font-weight="bold" style:font-name-asian="Times New Roman1" style:font-size-asian="8pt" style:language-asian="fr" style:country-asian="FR" style:font-weight-asian="bold" style:font-name-complex="Arial1" style:font-size-complex="8pt" style:font-weight-complex="bold"/>
    </style:style>
    <style:style style:name="T3" style:family="text">
      <style:text-properties fo:color="#000000" loext:opacity="100%" style:font-name="Arial" fo:font-size="8pt" fo:language="es" fo:country="ES" style:font-name-asian="Times New Roman1" style:font-size-asian="8pt" style:language-asian="fr" style:country-asian="FR" style:font-name-complex="Arial1" style:font-size-complex="8pt"/>
    </style:style>
    <style:style style:name="T4" style:family="text">
      <style:text-properties fo:color="#000000" loext:opacity="100%" style:font-name="Arial" fo:font-size="8pt" fo:language="es" fo:country="ES" officeooo:rsid="000915f5" style:font-name-asian="Times New Roman1" style:font-size-asian="8pt" style:language-asian="fr" style:country-asian="FR" style:font-name-complex="Arial1" style:font-size-complex="8pt"/>
    </style:style>
    <style:style style:name="T5" style:family="text">
      <style:text-properties fo:color="#000000" loext:opacity="100%" style:font-name="Arial" fo:font-size="8pt" fo:language="es" fo:country="ES" officeooo:rsid="000b13d8" style:font-name-asian="Times New Roman1" style:font-size-asian="8pt" style:language-asian="fr" style:country-asian="FR" style:font-name-complex="Arial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jercicio de escucha<text:line-break/>Gastronomia <text:s/>Peruana </text:span></text:h>
      <text:h text:style-name="P2" text:outline-level="2"><text:span text:style-name="T2">Escucha y anota la información relacionada con las siguientes palabras.</text:span></text:h>
      <text:p text:style-name="P3"><text:span text:style-name="T2">10millones</text:span><text:span text:style-name="T3"> </text:span><text:span text:style-name="T4">de limenos orgullosos de su cocina</text:span><text:span text:style-name="T3"><text:line-break/></text:span></text:p>
      <text:p text:style-name="P3"><text:span text:style-name="T2">Capital</text:span><text:span text:style-name="T3"> </text:span><text:span text:style-name="T4">de la gastronomica del Peru y de latinoamerica</text:span><text:span text:style-name="T3"><text:line-break/></text:span></text:p>
      <text:p text:style-name="P3"><text:span text:style-name="T2">Barranco</text:span><text:span text:style-name="T3"> </text:span><text:span text:style-name="T4">atraen constantelente a los turistas por sus calles coloridas por la tradicion que se respira en cada esquina.</text:span><text:span text:style-name="T3"><text:line-break/></text:span></text:p>
      <text:p text:style-name="P3"><text:span text:style-name="T2">Bocado</text:span><text:span text:style-name="T3"> </text:span><text:span text:style-name="T5">puede transmitir muchas cosas</text:span><text:span text:style-name="T3"><text:line-break/></text:span></text:p>
      <text:p text:style-name="P3"><text:span text:style-name="T4">Celebrare la </text:span><text:span text:style-name="T2">Biodiversidad</text:span><text:span text:style-name="T3"> </text:span><text:span text:style-name="T4">del Peru a traves de sus insumos</text:span><text:span text:style-name="T3"><text:line-break/></text:span></text:p>
      <text:p text:style-name="P3"><text:span text:style-name="T2">secreto</text:span><text:span text:style-name="T3"> </text:span><text:span text:style-name="T4">mas grande es tener un producto de primera calidad.</text:span><text:span text:style-name="T3"><text:line-break/></text:span></text:p>
      <text:p text:style-name="P3"><text:span text:style-name="T4">La cocina esta hecha de tradicion </text:span><text:span text:style-name="T2">Norteña</text:span><text:span text:style-name="T3"> <text:line-break/></text:span></text:p>
      <text:p text:style-name="P4"><text:span text:style-name="T4">han hecho de la cocina gourmet una </text:span><text:span text:style-name="T2">Ruta</text:span><text:span text:style-name="T3"> </text:span><text:span text:style-name="T4">de turismo obligada para todos amantes de la cocina</text:span></text:p>
      <text:p text:style-name="P4"><text:span text:style-name="T4"/></text:p>
      <text:p text:style-name="P3"><text:span text:style-name="T2">Atrévete</text:span><text:span text:style-name="T3"> </text:span><text:span text:style-name="T4">y recoger el peru tu tambien aqui</text:span><text:span text:style-name="T3"><text:line-break/></text:span></text:p>
      <text:p text:style-name="P3"><text:span text:style-name="T3"><text:line-break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1add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</meta:initial-creator>
    <meta:editing-cycles>6</meta:editing-cycles>
    <meta:creation-date>2021-01-30T21:13:00</meta:creation-date>
    <dc:date>2021-03-22T15:44:45.735065141</dc:date>
    <meta:editing-duration>PT14M22S</meta:editing-duration>
    <meta:generator>LibreOffice/7.0.3.1$Linux_X86_64 LibreOffice_project/00$Build-1</meta:generator>
    <meta:document-statistic meta:table-count="0" meta:image-count="0" meta:object-count="0" meta:page-count="1" meta:paragraph-count="12" meta:word-count="107" meta:character-count="669" meta:non-whitespace-character-count="561"/>
    <meta:user-defined meta:name="AppVersion">12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